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officeooo:rsid="0011ea20" officeooo:paragraph-rsid="0010e36a"/>
    </style:style>
    <style:style style:name="P2" style:family="paragraph" style:parent-style-name="Standard">
      <style:paragraph-properties fo:text-align="center" style:justify-single-word="false"/>
      <style:text-properties style:font-name="Arial" fo:font-size="22pt" fo:font-weight="bold" officeooo:rsid="0011ea20" officeooo:paragraph-rsid="0010e36a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bold" officeooo:rsid="00122384" officeooo:paragraph-rsid="0010e36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weight="bold" officeooo:rsid="001b2132" officeooo:paragraph-rsid="001b213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weight="bold" officeooo:rsid="001a284b" officeooo:paragraph-rsid="00202492" style:font-weight-asian="bold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style:font-name="Arial" fo:font-weight="bold" officeooo:rsid="00202492" officeooo:paragraph-rsid="00202492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weight="bold" officeooo:rsid="00224b09" officeooo:paragraph-rsid="00224b09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weight="bold" officeooo:rsid="002333eb" officeooo:paragraph-rsid="002333eb" style:font-weight-asian="bold" style:font-weight-complex="bold"/>
    </style:style>
    <style:style style:name="P9" style:family="paragraph" style:parent-style-name="Standard">
      <style:paragraph-properties fo:text-align="start" style:justify-single-word="false" fo:break-before="page"/>
      <style:text-properties style:font-name="Arial" fo:font-weight="bold" officeooo:rsid="001c29cf" officeooo:paragraph-rsid="001c29cf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weight="bold" officeooo:rsid="002b6daa" officeooo:paragraph-rsid="002b6daa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weight="bold" officeooo:rsid="0017c15a" officeooo:paragraph-rsid="0017c15a" fo:background-color="#ffffff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officeooo:rsid="001a797c" officeooo:paragraph-rsid="0017c15a"/>
    </style:style>
    <style:style style:name="P13" style:family="paragraph" style:parent-style-name="Standard">
      <style:paragraph-properties fo:text-align="start" style:justify-single-word="false"/>
      <style:text-properties style:font-name="Arial" fo:font-weight="normal" officeooo:rsid="00202492" officeooo:paragraph-rsid="0020249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weight="normal" officeooo:rsid="00202492" officeooo:paragraph-rsid="002def46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weight="normal" officeooo:rsid="0021a38a" officeooo:paragraph-rsid="0021a38a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weight="normal" officeooo:rsid="00224b09" officeooo:paragraph-rsid="00224b09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weight="normal" officeooo:rsid="002333eb" officeooo:paragraph-rsid="002333eb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weight="normal" officeooo:rsid="001a284b" officeooo:paragraph-rsid="00202492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weight="normal" officeooo:rsid="002def46" officeooo:paragraph-rsid="002def46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weight="normal" officeooo:rsid="002fd171" officeooo:paragraph-rsid="002fd171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weight="normal" officeooo:rsid="00237afe" officeooo:paragraph-rsid="002333eb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officeooo:rsid="001b2132" officeooo:paragraph-rsid="001b2132"/>
    </style:style>
    <style:style style:name="P23" style:family="paragraph" style:parent-style-name="Standard">
      <style:paragraph-properties fo:text-align="start" style:justify-single-word="false"/>
      <style:text-properties style:font-name="Arial" officeooo:rsid="001b2132" officeooo:paragraph-rsid="0010e36a"/>
    </style:style>
    <style:style style:name="P24" style:family="paragraph" style:parent-style-name="Standard">
      <style:paragraph-properties fo:text-align="start" style:justify-single-word="false"/>
      <style:text-properties style:font-name="Arial" officeooo:rsid="001c29cf" officeooo:paragraph-rsid="001c29cf"/>
    </style:style>
    <style:style style:name="P25" style:family="paragraph" style:parent-style-name="Standard">
      <style:paragraph-properties fo:text-align="start" style:justify-single-word="false"/>
      <style:text-properties style:font-name="Arial" officeooo:rsid="001c29cf" officeooo:paragraph-rsid="001d1286"/>
    </style:style>
    <style:style style:name="P26" style:family="paragraph" style:parent-style-name="Standard">
      <style:paragraph-properties fo:text-align="start" style:justify-single-word="false"/>
      <style:text-properties style:font-name="Arial" officeooo:rsid="001c29cf" officeooo:paragraph-rsid="00282f6d"/>
    </style:style>
    <style:style style:name="P27" style:family="paragraph" style:parent-style-name="Standard">
      <style:paragraph-properties fo:text-align="start" style:justify-single-word="false"/>
      <style:text-properties style:font-name="Arial" officeooo:rsid="001d1286" officeooo:paragraph-rsid="001d1286"/>
    </style:style>
    <style:style style:name="P28" style:family="paragraph" style:parent-style-name="Standard">
      <style:paragraph-properties fo:text-align="start" style:justify-single-word="false" fo:break-before="page"/>
      <style:text-properties style:font-name="Arial" officeooo:rsid="001d1286" officeooo:paragraph-rsid="001d1286"/>
    </style:style>
    <style:style style:name="P29" style:family="paragraph" style:parent-style-name="Standard">
      <style:paragraph-properties fo:text-align="start" style:justify-single-word="false"/>
      <style:text-properties style:font-name="Arial" officeooo:rsid="001e6dee" officeooo:paragraph-rsid="001e6dee"/>
    </style:style>
    <style:style style:name="P30" style:family="paragraph" style:parent-style-name="Standard">
      <style:paragraph-properties fo:text-align="start" style:justify-single-word="false"/>
      <style:text-properties style:font-name="Arial" officeooo:rsid="0020054c" officeooo:paragraph-rsid="0020054c"/>
    </style:style>
    <style:style style:name="P31" style:family="paragraph" style:parent-style-name="Standard">
      <style:paragraph-properties fo:text-align="start" style:justify-single-word="false"/>
      <style:text-properties style:font-name="Arial" officeooo:rsid="00193522" officeooo:paragraph-rsid="00202492"/>
    </style:style>
    <style:style style:name="P32" style:family="paragraph" style:parent-style-name="Standard">
      <style:paragraph-properties fo:text-align="start" style:justify-single-word="false"/>
      <style:text-properties style:font-name="Arial" officeooo:rsid="0025725d" officeooo:paragraph-rsid="0025725d"/>
    </style:style>
    <style:style style:name="P33" style:family="paragraph" style:parent-style-name="Standard">
      <style:paragraph-properties fo:text-align="start" style:justify-single-word="false"/>
      <style:text-properties style:font-name="Arial" officeooo:rsid="002762de" officeooo:paragraph-rsid="002762de"/>
    </style:style>
    <style:style style:name="P34" style:family="paragraph" style:parent-style-name="Standard">
      <style:paragraph-properties fo:text-align="start" style:justify-single-word="false"/>
      <style:text-properties style:font-name="Arial" officeooo:rsid="002979e9" officeooo:paragraph-rsid="002979e9"/>
    </style:style>
    <style:style style:name="P35" style:family="paragraph" style:parent-style-name="Standard">
      <style:paragraph-properties fo:text-align="start" style:justify-single-word="false"/>
      <style:text-properties style:font-name="Arial" officeooo:rsid="002b6daa" officeooo:paragraph-rsid="002b6daa"/>
    </style:style>
    <style:style style:name="P36" style:family="paragraph" style:parent-style-name="Standard">
      <style:paragraph-properties fo:text-align="start" style:justify-single-word="false"/>
      <style:text-properties style:font-name="Arial" officeooo:rsid="002bf1b2" officeooo:paragraph-rsid="002bf1b2"/>
    </style:style>
    <style:style style:name="P37" style:family="paragraph" style:parent-style-name="Standard">
      <style:paragraph-properties fo:text-align="start" style:justify-single-word="false"/>
      <style:text-properties style:font-name="Arial" officeooo:rsid="002fd171" officeooo:paragraph-rsid="002fd171"/>
    </style:style>
    <style:style style:name="P38" style:family="paragraph" style:parent-style-name="Standard">
      <style:paragraph-properties fo:text-align="start" style:justify-single-word="false"/>
      <style:text-properties style:font-name="Arial" officeooo:rsid="002fd171" officeooo:paragraph-rsid="0031af6c"/>
    </style:style>
    <style:style style:name="P39" style:family="paragraph" style:parent-style-name="Standard">
      <style:paragraph-properties fo:text-align="center" style:justify-single-word="false"/>
      <style:text-properties officeooo:paragraph-rsid="0010e36a"/>
    </style:style>
    <style:style style:name="P40" style:family="paragraph" style:parent-style-name="Standard">
      <style:paragraph-properties fo:text-align="start" style:justify-single-word="false"/>
      <style:text-properties style:font-name="DejaVu Sans Mono" fo:font-size="10pt" officeooo:rsid="001e6dee" officeooo:paragraph-rsid="001e6dee" fo:background-color="#ffff00" style:font-size-asian="10pt" style:font-size-complex="10pt"/>
    </style:style>
    <style:style style:name="P41" style:family="paragraph" style:parent-style-name="Standard">
      <style:paragraph-properties fo:text-align="start" style:justify-single-word="false"/>
      <style:text-properties style:font-name="DejaVu Sans Mono" fo:font-size="10pt" officeooo:rsid="001e6dee" officeooo:paragraph-rsid="00237afe" fo:background-color="#ffff00" style:font-size-asian="10pt" style:font-size-complex="10pt"/>
    </style:style>
    <style:style style:name="P42" style:family="paragraph" style:parent-style-name="Standard">
      <style:paragraph-properties fo:text-align="start" style:justify-single-word="false"/>
      <style:text-properties style:font-name="DejaVu Sans Mono" fo:font-size="10pt" officeooo:rsid="001e6dee" officeooo:paragraph-rsid="001e6dee" style:font-size-asian="10pt" style:font-size-complex="10pt"/>
    </style:style>
    <style:style style:name="P43" style:family="paragraph" style:parent-style-name="Standard">
      <style:paragraph-properties fo:text-align="start" style:justify-single-word="false"/>
      <style:text-properties style:font-name="Arial" fo:font-weight="bold" officeooo:rsid="001e6dee" officeooo:paragraph-rsid="001e6dee" style:font-weight-asian="bold" style:font-weight-complex="bold"/>
    </style:style>
    <style:style style:name="P44" style:family="paragraph">
      <style:paragraph-properties fo:text-align="center"/>
    </style:style>
    <style:style style:name="P45" style:family="paragraph">
      <loext:graphic-properties draw:fill="solid" draw:fill-color="#ffffff" draw:opacity="100%"/>
      <style:paragraph-properties fo:text-align="center" style:writing-mode="lr-tb"/>
    </style:style>
    <style:style style:name="P46" style:family="paragraph">
      <loext:graphic-properties draw:fill="solid" draw:fill-color="#ffffff"/>
      <style:paragraph-properties fo:text-align="center" style:writing-mode="lr-tb"/>
    </style:style>
    <style:style style:name="P47" style:family="paragraph">
      <loext:graphic-properties draw:fill="solid" draw:fill-color="#ffffff" draw:opacity="0%"/>
    </style:style>
    <style:style style:name="T1" style:family="text">
      <style:text-properties style:font-name="Arial" fo:font-weight="bold" officeooo:rsid="0011ea20" style:font-weight-asian="bold" style:font-weight-complex="bold"/>
    </style:style>
    <style:style style:name="T2" style:family="text">
      <style:text-properties style:font-name="Arial" fo:font-weight="bold" officeooo:rsid="0019b666" style:font-weight-asian="bold" style:font-weight-complex="bold"/>
    </style:style>
    <style:style style:name="T3" style:family="text">
      <style:text-properties style:font-name="Arial" fo:font-weight="bold" officeooo:rsid="0025725d" style:font-weight-asian="bold" style:font-weight-complex="bold"/>
    </style:style>
    <style:style style:name="T4" style:family="text">
      <style:text-properties officeooo:rsid="0010e36a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fo:background-color="#b4c7dc" loext:char-shading-value="0" style:font-weight-asian="normal" style:font-weight-complex="normal"/>
    </style:style>
    <style:style style:name="T7" style:family="text">
      <style:text-properties officeooo:rsid="001320c0"/>
    </style:style>
    <style:style style:name="T8" style:family="text">
      <style:text-properties fo:background-color="#ffff00" loext:char-shading-value="0"/>
    </style:style>
    <style:style style:name="T9" style:family="text">
      <style:text-properties fo:font-size="10pt" fo:font-weight="normal" officeooo:rsid="0012def0" style:font-size-asian="10pt" style:font-weight-asian="normal" style:font-size-complex="10pt" style:font-weight-complex="normal"/>
    </style:style>
    <style:style style:name="T10" style:family="text">
      <style:text-properties fo:font-size="10pt" fo:font-weight="normal" officeooo:rsid="001b078d" style:font-size-asian="10pt" style:font-weight-asian="normal" style:font-size-complex="10pt" style:font-weight-complex="normal"/>
    </style:style>
    <style:style style:name="T11" style:family="text">
      <style:text-properties fo:color="#000000" loext:opacity="100%" fo:font-size="10pt" fo:font-weight="normal" officeooo:rsid="0012def0" style:font-size-asian="10pt" style:font-weight-asian="normal" style:font-size-complex="10pt" style:font-weight-complex="normal"/>
    </style:style>
    <style:style style:name="T12" style:family="text">
      <style:text-properties fo:background-color="#b4c7dc" loext:char-shading-value="0"/>
    </style:style>
    <style:style style:name="T13" style:family="text">
      <style:text-properties officeooo:rsid="00224b09"/>
    </style:style>
    <style:style style:name="T14" style:family="text">
      <style:text-properties officeooo:rsid="002333eb"/>
    </style:style>
    <style:style style:name="T15" style:family="text">
      <style:text-properties officeooo:rsid="00282f6d"/>
    </style:style>
    <style:style style:name="T16" style:family="text">
      <style:text-properties officeooo:rsid="002979e9"/>
    </style:style>
    <style:style style:name="T17" style:family="text">
      <style:text-properties officeooo:rsid="002bf1b2"/>
    </style:style>
    <style:style style:name="T18" style:family="text">
      <style:text-properties officeooo:rsid="002def46"/>
    </style:style>
    <style:style style:name="T19" style:family="text">
      <style:text-properties officeooo:rsid="002fd171"/>
    </style:style>
    <style:style style:name="T20" style:family="text">
      <style:text-properties officeooo:rsid="0031af6c"/>
    </style:style>
    <style:style style:name="T21" style:family="text">
      <style:text-properties officeooo:rsid="00339dbc"/>
    </style:style>
    <style:style style:name="T22" style:family="text">
      <style:text-properties officeooo:rsid="00359d87"/>
    </style:style>
    <style:style style:name="T23" style:family="text">
      <style:text-properties officeooo:rsid="00392f05"/>
    </style:style>
    <style:style style:name="gr1" style:family="graphic">
      <style:graphic-properties style:writing-mode="lr-tb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solid" draw:fill-color="#ffffff" draw:opacity="100%" draw:textarea-horizontal-align="justify" draw:textarea-vertical-align="middle" draw:auto-grow-height="false" fo:min-height="0.7272in" fo:min-width="1in" draw:shadow-opacity="100%" style:writing-mode="lr-tb" loext:decorative="false" style:run-through="foreground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0.6937in" fo:min-width="0.8362in" style:writing-mode="lr-tb" loext:decorative="false" style:run-through="foreground"/>
      <style:paragraph-properties style:writing-mode="lr-tb"/>
    </style:style>
    <style:style style:name="gr4" style:family="graphic">
      <style:graphic-properties svg:stroke-color="#000000" draw:fill="solid" draw:fill-color="#ffffff" draw:textarea-horizontal-align="justify" draw:textarea-vertical-align="middle" draw:auto-grow-height="false" fo:min-height="0.6937in" fo:min-width="1.0244in" style:writing-mode="lr-tb" loext:decorative="false" style:run-through="foreground"/>
      <style:paragraph-properties style:writing-mode="lr-tb"/>
    </style:style>
    <style:style style:name="gr5" style:family="graphic">
      <style:graphic-properties svg:stroke-color="#000000" draw:marker-end="Arrow" draw:marker-end-width="0.0693in" draw:textarea-horizontal-align="center" draw:textarea-vertical-align="middle" loext:decorative="false" style:run-through="foreground"/>
    </style:style>
    <style:style style:name="gr6" style:family="graphic">
      <style:graphic-properties svg:stroke-width="0.0161in" svg:stroke-color="#000000" draw:marker-start-width="0.161in" draw:marker-end-width="0.161in" draw:fill="solid" draw:fill-color="#ffffff" draw:opacity="0%" draw:textarea-horizontal-align="justify" draw:textarea-vertical-align="middle" draw:auto-grow-height="false" fo:min-height="0.4354in" fo:min-width="5.7909in" fo:padding-top="0.0075in" fo:padding-bottom="0.0075in" fo:padding-left="0.0075in" fo:padding-right="0.0075in" draw:shadow-opacity="0%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161in" svg:stroke-color="#000000" draw:marker-start-width="0.161in" draw:marker-end-width="0.161in" draw:fill="solid" draw:fill-color="#ffffff" draw:opacity="0%" draw:textarea-horizontal-align="justify" draw:textarea-vertical-align="middle" draw:auto-grow-height="false" fo:min-height="0.589in" fo:min-width="3.7866in" fo:padding-top="0.0075in" fo:padding-bottom="0.0075in" fo:padding-left="0.0075in" fo:padding-right="0.0075in" draw:shadow-opacity="0%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161in" svg:stroke-color="#000000" draw:marker-start-width="0.161in" draw:marker-end-width="0.161in" draw:fill="solid" draw:fill-color="#ffffff" draw:opacity="0%" draw:textarea-horizontal-align="justify" draw:textarea-vertical-align="middle" draw:auto-grow-height="false" fo:min-height="1.4909in" fo:min-width="1.8701in" fo:padding-top="0.0075in" fo:padding-bottom="0.0075in" fo:padding-left="0.0075in" fo:padding-right="0.0075in" draw:shadow-opacity="0%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161in" svg:stroke-color="#000000" draw:marker-start-width="0.161in" draw:marker-end-width="0.161in" draw:fill="solid" draw:fill-color="#ffffff" draw:opacity="0%" draw:textarea-horizontal-align="justify" draw:textarea-vertical-align="middle" draw:auto-grow-height="false" fo:min-height="1.9953in" fo:min-width="1.8701in" fo:padding-top="0.0075in" fo:padding-bottom="0.0075in" fo:padding-left="0.0075in" fo:padding-right="0.0075in" draw:shadow-opacity="0%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02<text:span text:style-name="T21">4</text:span> Spring CPSC <text:span text:style-name="T4">223C</text:span></text:p>
      <text:p text:style-name="P39"><text:span text:style-name="T3">Assignment</text:span><text:span text:style-name="T1"> </text:span><text:span text:style-name="T2">2</text:span><text:span text:style-name="T1">: </text:span><text:span text:style-name="T2">Tokenizer</text:span></text:p>
      <text:p text:style-name="P1"/>
      <text:p text:style-name="P1"/>
      <text:p text:style-name="P1"/>
      <text:p text:style-name="P3">Preface</text:p>
      <text:p text:style-name="P1"/>
      <text:p text:style-name="P32">The purpose of this programs is to subdivide data in a text file into strings usually called tokens. <text:s/>The ability to subdivide into tokens is employed in many areas of computer science with the most notable area being the construction of compilers.</text:p>
      <text:p text:style-name="P23"/>
      <text:p text:style-name="P22"/>
      <text:p text:style-name="P22"/>
      <text:p text:style-name="P22"/>
      <text:p text:style-name="P4">Tokenizer</text:p>
      <text:p text:style-name="P22"/>
      <text:p text:style-name="P33">The act of separating a file into substrings is called “tokenizing”. <text:s text:c="2"/>The resulting substrings are called tokens </text:p>
      <text:p text:style-name="P22"/>
      <text:p text:style-name="P33">The program <text:span text:style-name="T15">will need to input set of characters to be the “separators”. <text:s/>A token is any maximum-size string from the file the does not include any separators.</text:span></text:p>
      <text:p text:style-name="P22"/>
      <text:p text:style-name="P34">This assignment is about building a program that find and display all the tokens in a text file. <text:s/>The concept of tokenizing can be applied to not text file like compiled code, but that is uncommon. <text:s text:c="2"/>We will focus on tokenizing only text files.</text:p>
      <text:p text:style-name="P22"/>
      <text:p text:style-name="P26"/>
      <text:p text:style-name="P22"/>
      <text:p text:style-name="P1"/>
      <text:p text:style-name="P1"/>
      <text:p text:style-name="P9">Example</text:p>
      <text:p text:style-name="P24"/>
      <text:p text:style-name="P24">Suppose we have a text file containing the following one sentence.</text:p>
      <text:p text:style-name="P24"/>
      <text:p text:style-name="P24">Passing CPSC131 is essential for good success in <text:span text:style-name="T16">professional</text:span> programming.</text:p>
      <text:p text:style-name="P24"/>
      <text:p text:style-name="P24">When the parsing program receives the file with that one sentence you also have to tell the program what are the separators. <text:s/>Those are the characters that separate the tokens.</text:p>
      <text:p text:style-name="P24"/>
      <text:p text:style-name="P24">Suppose the program prompts you for the separator(s). <text:s/>You input only the blank space “ “. <text:s/>Then the program will separate tokens whenever it finds a blank space. <text:s/>The output would be a list like the following.</text:p>
      <text:p text:style-name="P24"/>
      <text:p text:style-name="P24"><draw:custom-shape text:anchor-type="paragraph" draw:z-index="0" draw:name="Shape1" draw:style-name="gr9" draw:text-style-name="P47" svg:width="1.8858in" svg:height="2.0106in" svg:x="-0.0161in" svg:y="0.0244in"><text:p/><draw:enhanced-geometry svg:viewBox="0 0 21600 21600" draw:type="rectangle" draw:enhanced-path="M 0 0 L 21600 0 21600 21600 0 21600 0 0 Z N"/></draw:custom-shape>Passing</text:p>
      <text:p text:style-name="P24">CPSC131</text:p>
      <text:p text:style-name="P24">is</text:p>
      <text:p text:style-name="P24">essential</text:p>
      <text:p text:style-name="P24">for</text:p>
      <text:p text:style-name="P24">good</text:p>
      <text:p text:style-name="P24">success</text:p>
      <text:p text:style-name="P24">in</text:p>
      <text:p text:style-name="P34">professional</text:p>
      <text:p text:style-name="P24">programming.</text:p>
      <text:p text:style-name="P24"/>
      <text:p text:style-name="P24">//End of list of tokens.</text:p>
      <text:p text:style-name="P24"/>
      <text:p text:style-name="P24"/>
      <text:p text:style-name="P24"/>
      <text:p text:style-name="P27">Let’s suppose you ran the program again, but time when the program asks for separators you entered only “i”. <text:s/>&lt;== That’s a lower case of the first letter of “input”. <text:s/>Then the list of tokens would be the following.</text:p>
      <text:p text:style-name="P27"><draw:custom-shape text:anchor-type="paragraph" draw:z-index="1" draw:name="Shape1_0" draw:style-name="gr8" draw:text-style-name="P47" svg:width="1.8858in" svg:height="1.5067in" svg:x="-0.1307in" svg:y="0.1055in"><text:p/><draw:enhanced-geometry svg:viewBox="0 0 21600 21600" draw:type="rectangle" draw:enhanced-path="M 0 0 L 21600 0 21600 21600 0 21600 0 0 Z N"/></draw:custom-shape></text:p>
      <text:p text:style-name="P27">Pass</text:p>
      <text:p text:style-name="P25">ng CPSC131 </text:p>
      <text:p text:style-name="P25">s essent</text:p>
      <text:p text:style-name="P25">al for good success </text:p>
      <text:p text:style-name="P25">n profess</text:p>
      <text:p text:style-name="P25">onal programm</text:p>
      <text:p text:style-name="P25">ng.</text:p>
      <text:p text:style-name="P25"/>
      <text:p text:style-name="P25">//End of list of tokens.</text:p>
      <text:p text:style-name="P25"/>
      <text:p text:style-name="P27">Notice how in the second example the separator character is discarded from the tokens. <text:s/>That is standard practice, namely: the separator character (or characters) is always removed from all the tokens. <text:s/>Each token is that part of the text file between two separators.</text:p>
      <text:p text:style-name="P27"/>
      <text:p text:style-name="P27"/>
      <text:p text:style-name="P27"/>
      <text:p text:style-name="P28">For the last example suppose the one separator was the letter “t”. <text:s/>Then the list of tokens is:</text:p>
      <text:p text:style-name="P27"><draw:custom-shape text:anchor-type="paragraph" draw:z-index="2" draw:name="Shape1_1" draw:style-name="gr7" draw:text-style-name="P47" svg:width="3.8024in" svg:height="0.6043in" svg:x="-0.0161in" svg:y="0.0957in"><text:p/><draw:enhanced-geometry svg:viewBox="0 0 21600 21600" draw:type="rectangle" draw:enhanced-path="M 0 0 L 21600 0 21600 21600 0 21600 0 0 Z N"/></draw:custom-shape></text:p>
      <text:p text:style-name="P25">Passing CPSC131 is essen</text:p>
      <text:p text:style-name="P25">ial for good success in professional programming.</text:p>
      <text:p text:style-name="P25"/>
      <text:p text:style-name="P25">//End of list of tokens.</text:p>
      <text:p text:style-name="P25"/>
      <text:p text:style-name="P27">That’s correct. <text:s/>There are only two tokens in the output list. <text:s/>Notice that the letter “t” is not present.</text:p>
      <text:p text:style-name="P27"/>
      <text:p text:style-name="P27"/>
      <text:p text:style-name="P27"/>
      <text:p text:style-name="P29"/>
      <text:p text:style-name="P29"/>
      <text:p text:style-name="P10">Partitioning of the solution</text:p>
      <text:p text:style-name="P35"/>
      <text:p text:style-name="P35">We use two source files as shown in the following diagram.</text:p>
      <text:p text:style-name="P35"/>
      <text:p text:style-name="P35"/>
      <text:p text:style-name="P35"><draw:g text:anchor-type="paragraph" draw:z-index="4" draw:name="DrawObject1" draw:style-name="gr1"><draw:custom-shape draw:name="Shape 1" draw:style-name="gr2" draw:text-style-name="P45" svg:width="1.0004in" svg:height="0.7276in" svg:x="2.0665in" svg:y="0.0646in"><text:p text:style-name="P44">tokenize.c</text:p><draw:enhanced-geometry svg:viewBox="0 0 21600 21600" draw:type="rectangle" draw:enhanced-path="M 0 0 L 21600 0 21600 21600 0 21600 0 0 Z N"/></draw:custom-shape><draw:custom-shape draw:name="Shape 2" draw:style-name="gr3" draw:text-style-name="P46" svg:width="0.8362in" svg:height="0.6941in" svg:x="3.9209in" svg:y="0.0508in"><text:p text:style-name="P44">r.sh</text:p><draw:enhanced-geometry svg:viewBox="0 0 21600 21600" draw:type="rectangle" draw:enhanced-path="M 0 0 L 21600 0 21600 21600 0 21600 0 0 Z N"/></draw:custom-shape><draw:custom-shape draw:name="Shape 3" draw:style-name="gr4" draw:text-style-name="P46" svg:width="1.0248in" svg:height="0.6941in" svg:x="2.0839in" svg:y="1.6217in"><text:p text:style-name="P44">file2string.c</text:p><draw:enhanced-geometry svg:viewBox="0 0 21600 21600" draw:type="rectangle" draw:enhanced-path="M 0 0 L 21600 0 21600 21600 0 21600 0 0 Z N"/></draw:custom-shape><draw:line draw:name="Line 1" draw:style-name="gr5" draw:text-style-name="P44" svg:x1="2.5665in" svg:y1="0.7917in" svg:x2="2.5665in" svg:y2="1.6217in"><text:p/></draw:line></draw:g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The diagram shows that there are two source files written in C. <text:s/>The r.sh file is written in Bash. <text:s/>The arrow indicates that a sometime during execution a function inside of tokenize.c calls a function inside of file2string.c</text:p>
      <text:p text:style-name="P36"/>
      <text:p text:style-name="P36">The file tokenize.c contains the main function.</text:p>
      <text:p text:style-name="P36"/>
      <text:p text:style-name="P37">The tasks of the function in the file file2string.c are these:</text:p>
      <text:p text:style-name="P37"><text:span text:style-name="T22">1 <text:s/></text:span><text:s/><text:span text:style-name="T20">Open the file for read inputs</text:span></text:p>
      <text:p text:style-name="P37"><text:span text:style-name="T22">2 <text:s/></text:span><text:s/><text:span text:style-name="T20">Obtain the number of bytes in the file</text:span></text:p>
      <text:p text:style-name="P37"><text:span text:style-name="T22">3 <text:s/></text:span><text:s/><text:span text:style-name="T20">Declare a string of sufficient size to hold all the chars in the file</text:span></text:p>
      <text:p text:style-name="P38"><text:span text:style-name="T22">4 <text:s/></text:span><text:s/><text:span text:style-name="T20">Char by char copy the bytes from the file and place them into the string array.</text:span></text:p>
      <text:p text:style-name="P37"><text:span text:style-name="T22">5 <text:s/></text:span><text:s/><text:span text:style-name="T20">Be sure the char array terminates with null.</text:span></text:p>
      <text:p text:style-name="P37"><text:span text:style-name="T22">6 <text:s/></text:span><text:s/><text:span text:style-name="T20">The file2string function </text:span><text:span text:style-name="T23">will have return type; <text:s text:c="2"/>char *.</text:span></text:p>
      <text:p text:style-name="P37"/>
      <text:p text:style-name="P37"><text:soft-page-break/>//<text:span text:style-name="T22">Notes. <text:s/>Don’t try to bypass the requirements document. <text:s/>Step 4 above implies that a loop is required. <text:s/>Yes, you have to use a loop. <text:s text:c="2"/>It is an educational objective that programmers know how to set up loops in C language.</text:span></text:p>
      <text:p text:style-name="P37"/>
      <text:p text:style-name="P37"/>
      <text:p text:style-name="P37"/>
      <text:p text:style-name="P37"/>
      <text:p text:style-name="P43">Dialog between a person and the tokenizer program.</text:p>
      <text:p text:style-name="P29"/>
      <text:p text:style-name="P30">There exists a file with name <text:span text:style-name="T17">smart</text:span>.txt. <text:s/>The file contains this one string:</text:p>
      <text:p text:style-name="P30"><draw:custom-shape text:anchor-type="paragraph" draw:z-index="3" draw:name="Shape1_2" draw:style-name="gr6" draw:text-style-name="P47" svg:width="5.8067in" svg:height="0.4512in" svg:x="-0.0161in" svg:y="0.0335in"><text:p/><draw:enhanced-geometry svg:viewBox="0 0 21600 21600" draw:type="rectangle" draw:enhanced-path="M 0 0 L 21600 0 21600 21600 0 21600 0 0 Z N"/></draw:custom-shape></text:p>
      <text:p text:style-name="P30">Passing CPSC131 is essential for good success in application programming.</text:p>
      <text:p text:style-name="P29"/>
      <text:p text:style-name="P29"/>
      <text:p text:style-name="P30">Here is the dialog:</text:p>
      <text:p text:style-name="P30"/>
      <text:p text:style-name="P30"/>
      <text:p text:style-name="P29"/>
      <text:p text:style-name="P40">Welcome to Epic Software Systems, Inc. Head of Systems Lab: Henry Gonzalez</text:p>
      <text:p text:style-name="P42"><text:span text:style-name="T8">Enter the name of a file to be tokanized: </text:span><text:span text:style-name="T12">inputfile.txt</text:span></text:p>
      <text:p text:style-name="P40"/>
      <text:p text:style-name="P40">Passing CPSC131 is essential for good success in application programming.</text:p>
      <text:p text:style-name="P40">74 characters were read from the file into an array of the program.</text:p>
      <text:p text:style-name="P41">Enter the separator characters which may include white space and press enter: <text:span text:style-name="T12"><text:s/>g</text:span></text:p>
      <text:p text:style-name="P40">Confirmation: These are the separators =&gt; g</text:p>
      <text:p text:style-name="P40">Here is the complete list of tokens:</text:p>
      <text:p text:style-name="P40">Token 0: <text:s/>Passin</text:p>
      <text:p text:style-name="P40">Token 1: <text:s/>CPSC131 is essential for </text:p>
      <text:p text:style-name="P40">Token 2: <text:s/>ood success in application pro</text:p>
      <text:p text:style-name="P40">Token 3: <text:s/>rammin</text:p>
      <text:p text:style-name="P40">Token 4: <text:s/>.</text:p>
      <text:p text:style-name="P40"/>
      <text:p text:style-name="P40">Total number of tokens is 5</text:p>
      <text:p text:style-name="P40">Have a nice evening.</text:p>
      <text:p text:style-name="P29"/>
      <text:p text:style-name="P29"/>
      <text:p text:style-name="P29"/>
      <text:p text:style-name="P29"/>
      <text:p text:style-name="P29"/>
      <text:p text:style-name="P31">Color legend</text:p>
      <text:p text:style-name="P31"><text:span text:style-name="T8">Yellow</text:span>: <text:s/><text:span text:style-name="T7">main function</text:span></text:p>
      <text:p text:style-name="P5"><text:span text:style-name="T6">Blue:</text:span><text:span text:style-name="T5"> <text:s text:c="2"/>keyboard (stdin)</text:span></text:p>
      <text:p text:style-name="P18"/>
      <text:p text:style-name="P19">The blank line above is not suppose to be there. <text:s/>He it serves as a marker where the file2string function is call. <text:s/>The file2string function does not input anything and it does not output anything. <text:s/>It does its work without any I/O.</text:p>
      <text:p text:style-name="P18"/>
      <text:p text:style-name="P13">Again, notice that in the list of tokens the character “g” is absent.</text:p>
      <text:p text:style-name="P6">How to prepare for this programming exercise.</text:p>
      <text:p text:style-name="P13"/>
      <text:p text:style-name="P14">The key to making this program is to learn the function. strtok which is a member of the C library “string.h”. <text:s/>The name of the function is an abbreviation of “string tokenizer: <text:s/><text:span text:style-name="T18">You may find informative examples of the use of strtok on the web.</text:span></text:p>
      <text:p text:style-name="P14"/>
      <text:p text:style-name="P13"/>
      <text:p text:style-name="P15">These are topics <text:span text:style-name="T18">suitable for discussion in classmeetings.</text:span></text:p>
      <text:p text:style-name="P15"/>
      <text:p text:style-name="P15"><text:span text:style-name="T14">1. <text:s/></text:span>How to use strtok</text:p>
      <text:p text:style-name="P15"/>
      <text:p text:style-name="P15"><text:span text:style-name="T14">2. <text:s/></text:span>How to <text:span text:style-name="T18">use </text:span>fgets</text:p>
      <text:p text:style-name="P15"/>
      <text:p text:style-name="P15"><text:span text:style-name="T14">3. <text:s/></text:span>How to remove the trailing newline characters from an input obtained from fgets</text:p>
      <text:p text:style-name="P15"/>
      <text:p text:style-name="P15"><text:span text:style-name="T14">4. <text:s/></text:span>How to open a file for input.</text:p>
      <text:p text:style-name="P13"/>
      <text:p text:style-name="P15"><text:span text:style-name="T14">5. <text:s/></text:span>How to copy the contents of a file to char array in a program. <text:s/>[strtok can act on the data only if the data have been copied to an array.<text:span text:style-name="T13">]</text:span></text:p>
      <text:p text:style-name="P13"/>
      <text:p text:style-name="P20">6. <text:s/>How to compute the size in bytes of the input file.</text:p>
      <text:p text:style-name="P13"/>
      <text:p text:style-name="P16"><text:span text:style-name="T19">7</text:span><text:span text:style-name="T14">. <text:s/></text:span>How to create and work with <text:span text:style-name="T19">2-dim arrays of char.</text:span></text:p>
      <text:p text:style-name="P16"/>
      <text:p text:style-name="P16"/>
      <text:p text:style-name="P16"/>
      <text:p text:style-name="P7">Other announcements </text:p>
      <text:p text:style-name="P16"/>
      <text:p text:style-name="P16">At the beginning of the semester I told you I was looking for a free ebook for use in this class. <text:s/>I like the book “The C Programming Language” by Kernighan and Ritchie, Second Edition, ISBN = 0-13-110362-8. <text:s/><text:span text:style-name="T19">With a little searching you should be able to download an ebook version.</text:span></text:p>
      <text:p text:style-name="P16"/>
      <text:p text:style-name="P16"/>
      <text:p text:style-name="P16"/>
      <text:p text:style-name="P8">Tim<text:span text:style-name="T19">e</text:span> <text:span text:style-name="T19">and due date</text:span></text:p>
      <text:p text:style-name="P17"/>
      <text:p text:style-name="P20">September 22, 2024 at 11:59pm. <text:s text:c="3"/>On the next day, September 23, we have a class meeting.</text:p>
      <text:p text:style-name="P17"/>
      <text:p text:style-name="P21"/>
      <text:p text:style-name="P21"/>
      <text:p text:style-name="P21"/>
      <text:p text:style-name="P21"/>
      <text:p text:style-name="P12"/>
      <text:p text:style-name="P11"><text:span text:style-name="T9">Software. <text:s/>This document was created by “Libre Office Writer” word processor </text:span><text:span text:style-name="T10">and saved in the open source format known as “odt”. <text:s/>You may obtain a free copy of Libre Office here: <text:s/></text:span><text:span text:style-name="T11">https://www.libreoffice.org/download/download/ . <text:s/>Ther</text:span><text:span text:style-name="T9">e are versions available for Macs, Windows, and Linux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5.2$Linux_X86_64 LibreOffice_project/420$Build-2</meta:generator>
    <meta:editing-cycles>0</meta:editing-cycles>
    <meta:editing-duration>P0D</meta:editing-duration>
    <meta:document-statistic meta:table-count="0" meta:image-count="0" meta:object-count="0" meta:page-count="5" meta:paragraph-count="89" meta:word-count="1039" meta:character-count="5922" meta:non-whitespace-character-count="4896"/>
  </office:meta>
</office:document-meta>
</file>